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Esercizio “Computer e Software”:</text:p>
          </table:table-cell>
          <table:table-cell table:number-columns-repeated="3"/>
          <table:table-cell table:style-name="ce3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Computer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dice</text:p>
          </table:table-cell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Modello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Fornitor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Marca</text:p>
          </table:table-cell>
          <table:table-cell table:style-name="ce5" office:value-type="string" calcext:value-type="string">
            <text:p>Modello</text:p>
          </table:table-cell>
          <table:table-cell table:style-name="ce5" office:value-type="string" calcext:value-type="string">
            <text:p>Fornitore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 calcext:value-type="string">
            <text:p>Installazion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mputer</text:p>
          </table:table-cell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DescrSoftware</text:p>
          </table:table-cell>
          <table:table-cell table:style-name="ce5" office:value-type="string" calcext:value-type="string">
            <text:p>DataInstall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2:29:07.27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6:09:10.990422436</meta:creation-date>
    <dc:date>2024-01-14T22:47:49.727000000</dc:date>
    <meta:editing-duration>PT32M59S</meta:editing-duration>
    <meta:editing-cycles>7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